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imSun1"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list-style-name="">
      <style:paragraph-properties style:writing-mode="lr-tb">
        <style:tab-stops>
          <style:tab-stop style:position="7.62cm" style:type="center"/>
          <style:tab-stop style:position="15.24cm" style:type="right"/>
        </style:tab-stops>
      </style:paragraph-properties>
      <style:text-properties style:letter-kerning="false"/>
    </style:style>
    <style:style style:name="P3" style:family="paragraph" style:parent-style-name="Standard" style:list-style-name="">
      <style:paragraph-properties style:writing-mode="lr-tb"/>
    </style:style>
    <style:style style:name="P4" style:family="paragraph" style:parent-style-name="Standard">
      <style:paragraph-properties fo:text-align="justify" style:justify-single-word="false" style:writing-mode="lr-tb"/>
    </style:style>
    <style:style style:name="P5" style:family="paragraph" style:parent-style-name="Standard" style:list-style-name="">
      <style:paragraph-properties fo:text-align="justify" style:justify-single-word="false" style:writing-mode="lr-tb"/>
    </style:style>
    <style:style style:name="P6" style:family="paragraph" style:parent-style-name="Standard" style:list-style-name="L2">
      <style:paragraph-properties fo:text-align="justify" style:justify-single-word="false" style:writing-mode="lr-tb"/>
    </style:style>
    <style:style style:name="P7" style:family="paragraph" style:parent-style-name="Standard" style:list-style-name="">
      <style:paragraph-properties style:writing-mode="lr-tb"/>
      <style:text-properties fo:font-weight="bold" style:font-weight-asian="bold" style:font-weight-complex="bold"/>
    </style:style>
    <style:style style:name="P8" style:family="paragraph" style:parent-style-name="Standard" style:list-style-name="L1">
      <style:paragraph-properties style:writing-mode="lr-tb"/>
      <style:text-properties fo:font-weight="bold" style:font-weight-asian="bold" style:font-weight-complex="bold"/>
    </style:style>
    <style:style style:name="P9" style:family="paragraph" style:parent-style-name="Standard" style:list-style-name="L1">
      <style:paragraph-properties style:writing-mode="lr-tb"/>
      <style:text-properties fo:font-weight="normal" style:font-weight-asian="normal" style:font-weight-complex="normal"/>
    </style:style>
    <style:style style:name="P10" style:family="paragraph" style:parent-style-name="Standard" style:list-style-name="L1">
      <style:paragraph-properties style:writing-mode="lr-tb"/>
    </style:style>
    <style:style style:name="P11" style:family="paragraph" style:parent-style-name="Standard" style:list-style-name="">
      <style:paragraph-properties style:writing-mode="lr-tb"/>
      <style:text-properties fo:font-size="10pt" style:text-underline-style="none" fo:font-weight="bold" style:font-size-asian="10pt" style:font-weight-asian="bold" style:font-size-complex="10pt" style:font-weight-complex="bold"/>
    </style:style>
    <style:style style:name="P12" style:family="paragraph" style:parent-style-name="Standard" style:list-style-name="">
      <style:paragraph-properties style:writing-mode="lr-tb"/>
      <style:text-properties fo:font-size="10pt" style:font-size-asian="10pt" style:font-size-complex="10pt"/>
    </style:style>
    <style:style style:name="P13" style:family="paragraph" style:parent-style-name="Standard" style:list-style-name="">
      <style:paragraph-properties style:writing-mode="lr-tb"/>
      <style:text-properties style:text-underline-style="none" fo:font-weight="normal" style:font-weight-asian="normal" style:font-weight-complex="normal"/>
    </style:style>
    <style:style style:name="P14" style:family="paragraph" style:parent-style-name="Standard" style:list-style-name="" style:master-page-name="Standard">
      <style:paragraph-properties fo:text-align="center" style:justify-single-word="false" style:page-number="auto" style:writing-mode="lr-tb"/>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text-underline-style="none"/>
    </style:style>
    <style:style style:name="T12" style:family="text">
      <style:text-properties style:font-size-asian="10pt"/>
    </style:style>
    <style:style style:name="T13" style:family="text">
      <style:text-properties style:font-weight-asian="bold"/>
    </style:style>
    <style:style style:name="T14" style:family="text">
      <style:text-properties style:font-size-complex="10pt"/>
    </style:style>
    <style:style style:name="T15" style:family="text">
      <style:text-properties style:font-weight-complex="bold"/>
    </style:style>
    <style:style style:name="T16"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nuel de reprise du code de la partie MOTEUR3D du projet 3DWIGS </text:p>
      <text:p text:style-name="P3"/>
      <text:p text:style-name="P3"/>
      <text:p text:style-name="P3"><text:span text:style-name="T5">WARNING</text:span>: Avant d'aborder cette partie, il est préférable d'avoir lu le manuel d’utilisation du moteur.</text:p>
      <text:p text:style-name="P3"/>
      <text:p text:style-name="P3"/>
      <text:p text:style-name="P7">1- Organisation du moteur 3D</text:p>
      <text:p text:style-name="P7"><text:span text:style-name="T6">Le moteur 3D s'organise de la manière suivante:</text:span></text:p>
      <text:list xml:id="list35474657" text:style-name="L1">
        <text:list-item>
          <text:list>
            <text:list-item>
              <text:p text:style-name="P8"><text:span text:style-name="T6">dae: fichier qui sert de dépôt aux éléments 3D</text:span></text:p>
            </text:list-item>
            <text:list-item>
              <text:p text:style-name="P8"><text:span text:style-name="T6">documentation: fichier où on peut trouver la documentation du moteur</text:span></text:p>
            </text:list-item>
            <text:list-item>
              <text:p text:style-name="P8"><text:span text:style-name="T6">images: fichier qui sert au dépôt des fichiers au format .png servant pour les textures</text:span></text:p>
            </text:list-item>
            <text:list-item>
              <text:p text:style-name="P8"><text:span text:style-name="T6">js: ensemble des fichiers code du moteur</text:span></text:p>
              <text:p text:style-name="P9">- moteur3d.js : contient les fonctions d’initialisation</text:p>
              <text:p text:style-name="P10"><text:span text:style-name="T6">- moteur_tools.js : contient différentes fonctions outils</text:span></text:p>
              <text:p text:style-name="P10"><text:span text:style-name="T6">- moteur_collision.js : contient les fonctions concernant les collisions</text:span></text:p>
              <text:p text:style-name="P10"><text:span text:style-name="T6">- moteur_management.js : contient les fonctions sur les manipulations des objets dans le <text:tab/><text:tab/><text:tab/><text:tab/>graphe de scène</text:span></text:p>
              <text:p text:style-name="P10"><text:span text:style-name="T6">- moteur_movement.js : contient les fonctions de transformation des éléments</text:span></text:p>
              <text:p text:style-name="P10"><text:span text:style-name="T6">- moteur_camera.js : contient les fonctions sur les caméras</text:span></text:p>
              <text:p text:style-name="P10"><text:span text:style-name="T6">- moteur_physique.js : contient tout ce qui concerne l’application de la physique</text:span></text:p>
            </text:list-item>
            <text:list-item>
              <text:p text:style-name="P8"><text:span text:style-name="T6">lib: fichier contenant un exemplaire de la librairie glge v0.8</text:span></text:p>
            </text:list-item>
          </text:list>
        </text:list-item>
      </text:list>
      <text:p text:style-name="P1"/>
      <text:p text:style-name="P5">Les fichiers sources du moteur sont disponible dans le dossier js de celui-ci. En parcourant ces fichiers, chaque fonction y est clairement identifiée à l'aide d'une JavaDoc précise.</text:p>
      <text:p text:style-name="P3"/>
      <text:p text:style-name="P3"/>
      <text:p text:style-name="P11">2- Listing des variables globales du moteur</text:p>
      <text:p text:style-name="P13">Ci-dessous, la liste des variables globales du moteur accessible dans l'ensemble des fichiers du moteur:</text:p>
      <text:p text:style-name="P5">- gameScene : instance de <text:s/>GLGE.Scene représentant la scène</text:p>
      <text:p text:style-name="P5">- tabObject : tableau indexé par des chaînes de caractères où tabObject[id] contient l’instance de GLGE.Group portant le nom id</text:p>
      <text:p text:style-name="P5">- tabIdObject : tableau indexé par les naturels, listant les différents identifiants correspondant à des objets réels dans la scène</text:p>
      <text:p text:style-name="P5">- tabCamera : comme tabObject mais uniquement pour les caméras</text:p>
      <text:p text:style-name="P3"/>
      <text:p text:style-name="P3"/>
      <text:p text:style-name="P3">3- Commentaire sur la gestion du graphe de scène</text:p>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5"/>
      <text:p text:style-name="P5">Les fonctions getChildren et getAllChildren permettent de récupérer les groupes, vrais objets, caméras et lumières fils directs ou descendants d’un objet.</text:p>
      <text:p text:style-name="P5">Afin de gagner en complexité, ils sont stockés dans des attributs qui sont mis à null en cas de changement et recalculés uniquement en cas de besoin. </text:p>
      <text:p text:style-name="P5">Par exemple, un appel à getChildren renvoie l’attribut moteurChildren s’il est non null, ou refait les calculs sinon, sachant que l’attribut est mis à null en cas de suppression d’un descendant ou d’ajout d’un descendant.</text:p>
      <text:p text:style-name="P3"/>
      <text:p text:style-name="P3">4- Commentaire sur la gestion des collisions</text:p>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3"/>
      <text:p text:style-name="P3"/>
      <text:p text:style-name="P11">5- Commentaire concernant les transformations géométriques</text:p>
      <text:p text:style-name="P5"><text:soft-page-break/><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5">En GLGE, la matrice locale est calculée comme le produit de la matrice de translation, la matrice de rotation et la matrice d’échelle.</text:p>
      <text:p text:style-name="P5">Ainsi, pour effectuer une translation, il suffit de multiplier la matrice locale par la matrice de la translation souhaitée.</text:p>
      <text:p text:style-name="P5">Les valeurs de position locale peuvent être récupérées par multiplication de la matrice locale par le vecteur [0,0,0,1].</text:p>
      <text:p text:style-name="P5">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L’échelle locale peut être obtenue comme coefficients diagonaux de la matrice résultant du produit de <text:s/>la matrice locale multipliée par sa transposée</text:p>
      <text:p text:style-name="P3"/>
      <text:p text:style-name="P3"/>
      <text:p text:style-name="P11">6- La librairie GLGE</text:p>
      <text:p text:style-name="P5"><text:tab/>Cette librairie a été réalisée par le Britannique Paul Brunt. Il s’agit d’une librairie JavaScript facilitant l’utilisation du WebGL<text:span text:style-name="hps">. Elle</text:span> <text:span text:style-name="hps">permet d'accéder directement</text:span> <text:span text:style-name="hps">à</text:span> <text:span text:style-name="hps">OpenGL</text:span> <text:span text:style-name="hps">ES2</text:span> et elle permet ainsi l’accès à <text:span text:style-name="hps_20_atn">l'</text:span>utilisation <text:span text:style-name="hps">de</text:span> <text:span text:style-name="hps">l'accélération matérielle</text:span> <text:span text:style-name="hps">des applications</text:span> <text:span text:style-name="hps">2D/3D</text:span> <text:span text:style-name="hps">sans avoir</text:span> besoin de t<text:span text:style-name="hps">élécharger aucun plugins</text:span>.</text:p>
      <text:p text:style-name="P5"><text:span text:style-name="hps">Le but</text:span> <text:span text:style-name="hps">de</text:span> <text:span text:style-name="hps">GLGE</text:span> <text:span text:style-name="hps">est de</text:span> <text:span text:style-name="hps">masquer</text:span> <text:span text:style-name="hps">l’utilisation directe</text:span> <text:span text:style-name="hps">du</text:span> <text:span text:style-name="hps">WebGL</text:span> <text:span text:style-name="hps">au</text:span> <text:span text:style-name="hps">développeur</text:span> <text:span text:style-name="hps">web</text:span>, <text:span text:style-name="hps">qui</text:span> <text:span text:style-name="hps">peut</text:span> <text:span text:style-name="hps">alors</text:span> <text:span text:style-name="hps">se concentrer sur la création</text:span> d’<text:span text:style-name="hps">un contenu plus riche</text:span> <text:span text:style-name="hps">pour le</text:span> <text:span text:style-name="hps">web</text:span>.</text:p>
      <text:p text:style-name="P5">La documentation concernant cette librairie est disponible sur son site web : <text:a xlink:type="simple" xlink:href="http://www.glge.org/"><text:span text:style-name="T5">http://www.glge.org/</text:span></text:a></text:p>
      <text:p text:style-name="P5"><text:span text:style-name="T5"/></text:p>
      <text:p text:style-name="P5"><text:span text:style-name="T5"/></text:p>
      <text:p text:style-name="P5"><text:span text:style-name="T5">7- Commentaire sur le travail non-fait</text:span></text:p>
      <text:p text:style-name="P5"><text:span text:style-name="T5"><text:tab/></text:span><text:span text:style-name="T6">Dans cette partie, il est listé les différents éléments que le groupe Moteur3D n'a pas eu le temps de réaliser durant la phase de développement du logiciel:</text:span></text:p>
      <text:list xml:id="list36138963" text:style-name="L2">
        <text:list-item>
          <text:list>
            <text:list-item>
              <text:p text:style-name="P6"><text:span text:style-name="T10">La gestion de la souris</text:span></text:p>
            </text:list-item>
            <text:list-item>
              <text:p text:style-name="P6"><text:span text:style-name="T10">La gestion de l'affichage</text:span></text:p>
            </text:list-item>
          </text:list>
        </text:list-item>
      </text:list>
      <text:p text:style-name="P4"><text:span text:style-name="T10"/></text:p>
      <text:p text:style-name="P4"><text:span text:style-name="T10">Par « gestion de l'affichage » on évoque 2 aspects. La création de fenêtre pour la gestion d'un inventaire ou d'un menu et l'affichage des Heightmap avec texture.</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imSun1"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punctuation-wrap="simple" style:vertical-align="auto"/>
      <style:text-properties style:font-name="Times New Roman" fo:font-size="10pt" fo:language="fr" fo:country="FR" style:letter-kerning="true" style:font-name-asian="SimSun1" style:font-size-asian="10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RTF_5f_Num_20_2_20_1" style:display-name="RTF_Num 2 1" style:family="text">
      <style:text-properties fo:font-weight="bold" style:font-weight-asian="bold" style:font-name-complex="Times New Roman" style:font-weight-complex="bold"/>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Default_20_Paragraph_20_Font" style:display-name="Default Paragraph Font" style:family="text"/>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prefix="" style:num-suffix=")" style:num-format="1">
        <style:list-level-properties text:space-before="0.635cm" text:min-label-width="0.635cm"/>
      </text:list-level-style-number>
      <text:list-level-style-number text:level="2" text:style-name="RTF_5f_Num_20_2_20_2" style:num-suffix="." style:num-format="a" style:num-letter-sync="true">
        <style:list-level-properties text:space-before="1.905cm" text:min-label-width="0.635cm"/>
      </text:list-level-style-number>
      <text:list-level-style-number text:level="3" text:style-name="RTF_5f_Num_20_2_20_3" style:num-suffix="." style:num-format="i">
        <style:list-level-properties text:space-before="3.492cm" text:min-label-width="0.318cm" fo:text-align="end"/>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a" style:num-letter-sync="true">
        <style:list-level-properties text:space-before="5.715cm" text:min-label-width="0.635cm"/>
      </text:list-level-style-number>
      <text:list-level-style-number text:level="6" text:style-name="RTF_5f_Num_20_2_20_6" style:num-suffix="." style:num-format="i">
        <style:list-level-properties text:space-before="7.302cm" text:min-label-width="0.318cm" fo:text-align="end"/>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a" style:num-letter-sync="true">
        <style:list-level-properties text:space-before="9.525cm" text:min-label-width="0.635cm"/>
      </text:list-level-style-number>
      <text:list-level-style-number text:level="9" text:style-name="RTF_5f_Num_20_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
      <style:paragraph-properties style:writing-mode="lr-tb">
        <style:tab-stops>
          <style:tab-stop style:position="7.62cm" style:type="center"/>
          <style:tab-stop style:position="15.24cm" style:type="right"/>
        </style:tab-stops>
      </style:paragraph-properties>
      <style:text-properties style:letter-kerning="false"/>
    </style:style>
    <style:page-layout style:name="Mpm1">
      <style:page-layout-properties fo:page-width="20.989cm" fo:page-height="29.699cm" style:num-format="1" style:print-orientation="portrait" fo:margin-top="1.27cm" fo:margin-bottom="1.524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29cm" fo:margin-bottom="1.131cm" style:dynamic-spacing="true"/>
      </style:header-style>
      <style:footer-style>
        <style:header-footer-properties fo:min-height="0.975cm" fo:margin-top="0.877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27004527</meta:initial-creator>
    <meta:creation-date>2011-04-26T15:55:00</meta:creation-date>
    <dc:date>2011-04-29T16:10:45.19</dc:date>
    <meta:document-statistic meta:table-count="0" meta:image-count="0" meta:object-count="0" meta:page-count="2" meta:paragraph-count="46" meta:word-count="842" meta:character-count="5263"/>
    <meta:generator>OpenOffice.org/3.2$Win32 OpenOffice.org_project/320m12$Build-9483</meta:generator>
  </office:meta>
</office:document-meta>
</file>